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style:text-autospace="none" fo:text-align="justify" fo:line-height="150%" fo:margin-left="1.9687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style:text-autospace="none" fo:text-align="justify" fo:line-height="150%" fo:margin-left="2.6583in">
        <style:tab-stops/>
      </style:paragraph-properties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7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8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20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1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P27" style:parent-style-name="Normal" style:family="paragraph">
      <style:paragraph-properties fo:text-align="justify" fo:line-height="150%">
        <style:tab-stops>
          <style:tab-stop style:type="left" style:position="1.9687in"/>
        </style:tab-stops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30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31" style:parent-style-name="Fonteparág.padrão" style:family="text">
      <style:text-properties style:font-name="Arial" style:font-name-complex="Arial" fo:letter-spacing="-0.0027in"/>
    </style:style>
    <style:style style:name="P32" style:parent-style-name="Normal" style:family="paragraph">
      <style:paragraph-properties fo:text-align="justify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3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4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35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36" style:parent-style-name="Fonteparág.padrão" style:family="text">
      <style:text-properties style:font-name="Arial" style:font-name-complex="Arial" fo:letter-spacing="-0.0027in"/>
    </style:style>
    <style:style style:name="T37" style:parent-style-name="Fonteparág.padrão" style:family="text">
      <style:text-properties style:font-name="Arial" style:font-name-complex="Arial" fo:letter-spacing="-0.0027in"/>
    </style:style>
    <style:style style:name="T38" style:parent-style-name="Fonteparág.padrão" style:family="text">
      <style:text-properties style:font-name="Arial" style:font-name-complex="Arial" fo:letter-spacing="-0.0027in"/>
    </style:style>
    <style:style style:name="T39" style:parent-style-name="Fonteparág.padrão" style:family="text">
      <style:text-properties style:font-name="Arial" style:font-name-complex="Arial" fo:letter-spacing="-0.0027in"/>
    </style:style>
    <style:style style:name="T40" style:parent-style-name="Fonteparág.padrão" style:family="text">
      <style:text-properties style:font-name="Arial" style:font-name-complex="Arial" fo:letter-spacing="-0.0027in"/>
    </style:style>
    <style:style style:name="T41" style:parent-style-name="Fonteparág.padrão" style:family="text">
      <style:text-properties style:font-name="Arial" style:font-name-complex="Arial" fo:letter-spacing="-0.0027in"/>
    </style:style>
    <style:style style:name="T42" style:parent-style-name="Fonteparág.padrão" style:family="text">
      <style:text-properties style:font-name="Arial" style:font-name-complex="Arial" fo:letter-spacing="-0.0027in"/>
    </style:style>
    <style:style style:name="T43" style:parent-style-name="Fonteparág.padrão" style:family="text">
      <style:text-properties style:font-name="Arial" style:font-name-complex="Arial" fo:letter-spacing="-0.0027in"/>
    </style:style>
    <style:style style:name="T44" style:parent-style-name="Fonteparág.padrão" style:family="text">
      <style:text-properties style:font-name="Arial" style:font-name-complex="Arial" fo:letter-spacing="-0.0027in"/>
    </style:style>
    <style:style style:name="T45" style:parent-style-name="Fonteparág.padrão" style:family="text">
      <style:text-properties style:font-name="Arial" style:font-name-complex="Arial" fo:letter-spacing="-0.0027in"/>
    </style:style>
    <style:style style:name="T46" style:parent-style-name="Fonteparág.padrão" style:family="text">
      <style:text-properties style:font-name="Arial" style:font-name-complex="Arial" fo:letter-spacing="-0.0027in"/>
    </style:style>
    <style:style style:name="T47" style:parent-style-name="Fonteparág.padrão" style:family="text">
      <style:text-properties style:font-name="Arial" style:font-name-complex="Arial" fo:letter-spacing="-0.0027in"/>
    </style:style>
    <style:style style:name="T48" style:parent-style-name="Fonteparág.padrão" style:family="text">
      <style:text-properties style:font-name="Arial" style:font-name-complex="Arial" fo:letter-spacing="-0.0027in"/>
    </style:style>
    <style:style style:name="T49" style:parent-style-name="Fonteparág.padrão" style:family="text">
      <style:text-properties style:font-name="Arial" style:font-name-complex="Arial" fo:letter-spacing="-0.0027in"/>
    </style:style>
    <style:style style:name="T50" style:parent-style-name="Fonteparág.padrão" style:family="text">
      <style:text-properties style:font-name="Arial" style:font-name-complex="Arial" fo:letter-spacing="-0.0027in"/>
    </style:style>
    <style:style style:name="T51" style:parent-style-name="Fonteparág.padrão" style:family="text">
      <style:text-properties style:font-name="Arial" style:font-name-complex="Arial" fo:letter-spacing="-0.0027in"/>
    </style:style>
    <style:style style:name="T52" style:parent-style-name="Fonteparág.padrão" style:family="text">
      <style:text-properties style:font-name="Arial" style:font-name-complex="Arial" fo:letter-spacing="-0.0027in"/>
    </style:style>
    <style:style style:name="T53" style:parent-style-name="Fonteparág.padrão" style:family="text">
      <style:text-properties style:font-name="Arial" style:font-name-complex="Arial" fo:letter-spacing="-0.0027in"/>
    </style:style>
    <style:style style:name="T54" style:parent-style-name="Fonteparág.padrão" style:family="text">
      <style:text-properties style:font-name="Arial" style:font-name-complex="Arial" fo:letter-spacing="-0.0027in"/>
    </style:style>
    <style:style style:name="T55" style:parent-style-name="Fonteparág.padrão" style:family="text">
      <style:text-properties style:font-name="Arial" style:font-name-complex="Arial" fo:letter-spacing="-0.0027in"/>
    </style:style>
    <style:style style:name="T56" style:parent-style-name="Fonteparág.padrão" style:family="text">
      <style:text-properties style:font-name="Arial" style:font-name-complex="Arial" fo:letter-spacing="-0.0027in"/>
    </style:style>
    <style:style style:name="T57" style:parent-style-name="Fonteparág.padrão" style:family="text">
      <style:text-properties style:font-name="Arial" style:font-name-complex="Arial" fo:letter-spacing="-0.0027in"/>
    </style:style>
    <style:style style:name="T58" style:parent-style-name="Fonteparág.padrão" style:family="text">
      <style:text-properties style:font-name="Arial" style:font-name-complex="Arial" fo:letter-spacing="-0.0027in"/>
    </style:style>
    <style:style style:name="P5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1" style:parent-style-name="Normal" style:family="paragraph">
      <style:paragraph-properties fo:margin-left="0.6895in" fo:text-indent="0.4916in">
        <style:tab-stops/>
      </style:paragraph-properties>
    </style:style>
    <style:style style:name="T62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63" style:parent-style-name="Fonteparág.padrão" style:family="text">
      <style:text-properties style:font-name="Arial" style:font-name-complex="Arial" fo:letter-spacing="-0.0027in"/>
    </style:style>
    <style:style style:name="P6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4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75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76" style:parent-style-name="Fonteparág.padrão" style:family="text">
      <style:text-properties style:font-name="Arial" style:font-name-complex="Arial" fo:letter-spacing="-0.0027in"/>
    </style:style>
    <style:style style:name="P7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8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99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100" style:parent-style-name="Fonteparág.padrão" style:family="text">
      <style:text-properties style:font-name="Arial" style:font-name-complex="Arial" fo:letter-spacing="-0.0027in"/>
    </style:style>
    <style:style style:name="T101" style:parent-style-name="Fonteparág.padrão" style:family="text">
      <style:text-properties style:font-name="Arial" style:font-name-complex="Arial" fo:letter-spacing="-0.0027in"/>
    </style:style>
    <style:style style:name="T102" style:parent-style-name="Fonteparág.padrão" style:family="text">
      <style:text-properties style:font-name="Arial" style:font-name-complex="Arial" fo:letter-spacing="-0.0027in"/>
    </style:style>
    <style:style style:name="T103" style:parent-style-name="Fonteparág.padrão" style:family="text">
      <style:text-properties style:font-name="Arial" style:font-name-complex="Arial" fo:letter-spacing="-0.0027in"/>
    </style:style>
    <style:style style:name="T104" style:parent-style-name="Fonteparág.padrão" style:family="text">
      <style:text-properties style:font-name="Arial" style:font-name-complex="Arial" fo:letter-spacing="-0.0027in"/>
    </style:style>
    <style:style style:name="T105" style:parent-style-name="Fonteparág.padrão" style:family="text">
      <style:text-properties style:font-name="Arial" style:font-name-complex="Arial" fo:letter-spacing="-0.0027in"/>
    </style:style>
    <style:style style:name="T106" style:parent-style-name="Fonteparág.padrão" style:family="text">
      <style:text-properties style:font-name="Arial" style:font-name-complex="Arial" fo:letter-spacing="-0.0027in"/>
    </style:style>
    <style:style style:name="T107" style:parent-style-name="Fonteparág.padrão" style:family="text">
      <style:text-properties style:font-name="Arial" style:font-name-complex="Arial" fo:letter-spacing="-0.0027in"/>
    </style:style>
    <style:style style:name="T108" style:parent-style-name="Fonteparág.padrão" style:family="text">
      <style:text-properties style:font-name="Arial" style:font-name-complex="Arial" fo:letter-spacing="-0.0027in"/>
    </style:style>
    <style:style style:name="T109" style:parent-style-name="Fonteparág.padrão" style:family="text">
      <style:text-properties style:font-name="Arial" style:font-name-complex="Arial" fo:letter-spacing="-0.0027in"/>
    </style:style>
    <style:style style:name="T110" style:parent-style-name="Fonteparág.padrão" style:family="text">
      <style:text-properties style:font-name="Arial" style:font-name-complex="Arial" fo:letter-spacing="-0.0027in"/>
    </style:style>
    <style:style style:name="T111" style:parent-style-name="Fonteparág.padrão" style:family="text">
      <style:text-properties style:font-name="Arial" style:font-name-complex="Arial" fo:letter-spacing="-0.0027in"/>
    </style:style>
    <style:style style:name="T112" style:parent-style-name="Fonteparág.padrão" style:family="text">
      <style:text-properties style:font-name="Arial" style:font-name-complex="Arial" fo:letter-spacing="-0.0027in"/>
    </style:style>
    <style:style style:name="T113" style:parent-style-name="Fonteparág.padrão" style:family="text">
      <style:text-properties style:font-name="Arial" style:font-name-complex="Arial" fo:letter-spacing="-0.0027in"/>
    </style:style>
    <style:style style:name="T114" style:parent-style-name="Fonteparág.padrão" style:family="text">
      <style:text-properties style:font-name="Arial" style:font-name-complex="Arial" fo:letter-spacing="-0.0027in"/>
    </style:style>
    <style:style style:name="T115" style:parent-style-name="Fonteparág.padrão" style:family="text">
      <style:text-properties style:font-name="Arial" style:font-name-complex="Arial" fo:letter-spacing="-0.0027in"/>
    </style:style>
    <style:style style:name="T116" style:parent-style-name="Fonteparág.padrão" style:family="text">
      <style:text-properties style:font-name="Arial" style:font-name-complex="Arial" fo:letter-spacing="-0.0027in"/>
    </style:style>
    <style:style style:name="T117" style:parent-style-name="Fonteparág.padrão" style:family="text">
      <style:text-properties style:font-name="Arial" style:font-name-complex="Arial" fo:letter-spacing="-0.0027in"/>
    </style:style>
    <style:style style:name="T118" style:parent-style-name="Fonteparág.padrão" style:family="text">
      <style:text-properties style:font-name="Arial" style:font-name-complex="Arial" fo:letter-spacing="-0.0027in"/>
    </style:style>
    <style:style style:name="T119" style:parent-style-name="Fonteparág.padrão" style:family="text">
      <style:text-properties style:font-name="Arial" style:font-name-complex="Arial" fo:letter-spacing="-0.0027in"/>
    </style:style>
    <style:style style:name="T120" style:parent-style-name="Fonteparág.padrão" style:family="text">
      <style:text-properties style:font-name="Arial" style:font-name-complex="Arial" fo:letter-spacing="-0.0027in"/>
    </style:style>
    <style:style style:name="P121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122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123" style:parent-style-name="Fonteparág.padrão" style:family="text">
      <style:text-properties style:font-name="Arial" style:font-name-complex="Arial" fo:letter-spacing="-0.0027in"/>
    </style:style>
    <style:style style:name="T124" style:parent-style-name="Fonteparág.padrão" style:family="text">
      <style:text-properties style:font-name="Arial" style:font-name-complex="Arial" fo:letter-spacing="-0.0027in"/>
    </style:style>
    <style:style style:name="T125" style:parent-style-name="Fonteparág.padrão" style:family="text">
      <style:text-properties style:font-name="Arial" style:font-name-complex="Arial" fo:letter-spacing="-0.0027in"/>
    </style:style>
    <style:style style:name="T126" style:parent-style-name="Fonteparág.padrão" style:family="text">
      <style:text-properties style:font-name="Arial" style:font-name-complex="Arial" fo:letter-spacing="-0.0027in"/>
    </style:style>
    <style:style style:name="T127" style:parent-style-name="Fonteparág.padrão" style:family="text">
      <style:text-properties style:font-name="Arial" style:font-name-complex="Arial" fo:letter-spacing="-0.0027in"/>
    </style:style>
    <style:style style:name="T128" style:parent-style-name="Fonteparág.padrão" style:family="text">
      <style:text-properties style:font-name="Arial" style:font-name-complex="Arial" fo:letter-spacing="-0.0027in"/>
    </style:style>
    <style:style style:name="T129" style:parent-style-name="Fonteparág.padrão" style:family="text">
      <style:text-properties style:font-name="Arial" style:font-name-complex="Arial" fo:letter-spacing="-0.0027in"/>
    </style:style>
    <style:style style:name="T130" style:parent-style-name="Fonteparág.padrão" style:family="text">
      <style:text-properties style:font-name="Arial" style:font-name-complex="Arial" fo:letter-spacing="-0.0027in"/>
    </style:style>
    <style:style style:name="T131" style:parent-style-name="Fonteparág.padrão" style:family="text">
      <style:text-properties style:font-name="Arial" style:font-name-complex="Arial" fo:letter-spacing="-0.0027in"/>
    </style:style>
    <style:style style:name="T132" style:parent-style-name="Fonteparág.padrão" style:family="text">
      <style:text-properties style:font-name="Arial" style:font-name-complex="Arial" fo:letter-spacing="-0.0027in"/>
    </style:style>
    <style:style style:name="T133" style:parent-style-name="Fonteparág.padrão" style:family="text">
      <style:text-properties style:font-name="Arial" style:font-name-complex="Arial" fo:letter-spacing="-0.0027in"/>
    </style:style>
    <style:style style:name="T134" style:parent-style-name="Fonteparág.padrão" style:family="text">
      <style:text-properties style:font-name="Arial" style:font-name-complex="Arial" fo:letter-spacing="-0.0027in"/>
    </style:style>
    <style:style style:name="P135" style:parent-style-name="Normal" style:family="paragraph">
      <style:paragraph-properties fo:text-align="justify" fo:margin-top="0.0833in" fo:line-height="150%" fo:text-indent="1.9687in">
        <style:tab-stops>
          <style:tab-stop style:type="left" style:position="2.7562in"/>
        </style:tab-stops>
      </style:paragraph-properties>
      <style:text-properties style:font-name="Arial" style:font-name-complex="Arial"/>
    </style:style>
    <style:style style:name="P136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37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38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9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0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1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3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4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6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47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8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9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50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51" style:parent-style-name="SemEspaçamento" style:family="paragraph">
      <style:paragraph-properties fo:text-align="justify" fo:line-height="115%" fo:margin-right="2.9875in"/>
    </style:style>
    <style:style style:name="T15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153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54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9pt" style:font-size-asian="9pt" style:font-size-complex="9pt"/>
    </style:style>
    <style:style style:name="P155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56" style:parent-style-name="SemEspaçamento" style:family="paragraph">
      <style:paragraph-properties fo:text-align="center" fo:line-height="115%" fo:margin-right="2.9875in"/>
    </style:style>
    <style:style style:name="T15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>PORTARIA Nº 3.200, DE<text:s/>10<text:s/>DE AGOSTO<text:s/>DE 2021</text:p>
      <text:p text:style-name="P10"/>
      <text:p text:style-name="P11"><text:span text:style-name="T12">Designa<text:s/></text:span><text:span text:style-name="T13">Gestor e<text:s/></text:span><text:span text:style-name="T14">Fiscal do</text:span><text:span text:style-name="T15">s</text:span><text:span text:style-name="T16"><text:s/>Contrato</text:span><text:span text:style-name="T17">s</text:span><text:span text:style-name="T18"><text:s/>nº<text:s/></text:span><text:span text:style-name="T19">034 e<text:s/></text:span><text:span text:style-name="T20">0</text:span><text:span text:style-name="T21">35</text:span><text:span text:style-name="T22"><text:s/></text:span><text:span text:style-name="T23">/2021, Processo de Compras nº<text:s/></text:span><text:span text:style-name="T24">640</text:span><text:span text:style-name="T25">/2021</text:span><text:span text:style-name="T26">.</text:span></text:p>
      <text:p text:style-name="P27"/>
      <text:p text:style-name="P28"><text:span text:style-name="T29">IVAIR NUNES PEREIRA</text:span><text:span text:style-name="T30">,<text:s/></text:span><text:span text:style-name="T31">Presidente do Departamento de Águas e Esgotos de Valinhos, no uso das atribuições que lhe são conferidas por Lei;</text:span></text:p>
      <text:p text:style-name="P32"/>
      <text:p text:style-name="P33">CONSIDERANDO o previsto<text:s/>nos termos do artigo 67, da Lei Federal nº 8.666, de 21 de junho de 1993, quanto às determinações legais para realização de contratações pela administração pública e ainda quanto às determinações legais para acompanhamento e fiscalização dos contratos administrativos,<text:s/>resolve:</text:p>
      <text:p text:style-name="P34"><text:bookmark-start text:name="_Hlk66793020"/><text:span text:style-name="T35">Art. 1º</text:span><text:span text:style-name="T36"><text:s/>Designar os servidores abaixo relacionados como Gestor e Fiscal do Termo de Contrato<text:s/></text:span><text:span text:style-name="T37">de<text:s/></text:span><text:span text:style-name="T38">nº<text:s/></text:span><text:span text:style-name="T39">034 e<text:s/></text:span><text:span text:style-name="T40">035</text:span><text:span text:style-name="T41">/2021, cujo objeto<text:s/></text:span><text:span text:style-name="T42">é fornecimento parcelado<text:s/></text:span><text:span text:style-name="T43">de cloreto de polialumínio, usado no tratamento de água potável destinada ao abastecimento público</text:span><text:span text:style-name="T44">, conforme especificações no Anexo</text:span><text:span text:style-name="T45"><text:s/>II</text:span><text:span text:style-name="T46"><text:s/>deste Edital</text:span><text:span text:style-name="T47">,</text:span><text:span text:style-name="T48"><text:s/>bem como a</text:span><text:span text:style-name="T49">s</text:span><text:span text:style-name="T50"><text:s/></text:span><text:span text:style-name="T51">respectivas<text:s/></text:span><text:span text:style-name="T52">publicaç</text:span><text:span text:style-name="T53">ões</text:span><text:span text:style-name="T54"><text:s/>de seu</text:span><text:span text:style-name="T55">s</text:span><text:span text:style-name="T56"><text:s/>extrato</text:span><text:span text:style-name="T57">s</text:span><text:span text:style-name="T58"><text:s/>no Diário Oficial do Município.</text:span></text:p>
      <text:p text:style-name="P59">I. Servidor:<text:s/>Caio Cesar Ceccherini<text:s/>– matrícula<text:s/>1378, portador do CPF sob nº<text:s/>087.354.358-01; na qualidade de Gestor do contrato; e</text:p>
      <text:p text:style-name="P60"><text:bookmark-end text:name="_Hlk66793020"/>II. Servidor:<text:s/>Nilton César<text:s/>de Oliveira<text:s/>– matrícula<text:s/>797, portador do CPF sob nº<text:s/>855.520.389-91; na qualidade de Fiscal do contrato.</text:p>
      <text:p text:style-name="P61"><text:span text:style-name="T62">Art. 2º</text:span><text:span text:style-name="T63"><text:s/>Ao Gestor do contrato caberá as seguintes atribuições:</text:span></text:p>
      <text:p text:style-name="P64">I. coordenar e auxiliar o Fiscal do contrato nos procedimentos de acompanhamento da execução contratual e na forma de apresentação dos documentos exigíveis para pagamento mensal ou eventual;<text:s/></text:p>
      <text:p text:style-name="P65">II. manter em sua unidade cópia do contrato e de suas atualizações e disponibilizá-la aos fiscais para conhecimento das regras estabelecidas, com vistas à devida e adequada gestão e fiscalização do contrato;<text:s/></text:p>
      <text:p text:style-name="P66">III. receber, manifestar-se e dar o encaminhamento devido a dúvidas ou questionamentos feitos pela contratada e pela fiscalização, centralizando as informações;<text:s/></text:p>
      <text:p text:style-name="P67">IV. zelar pelo fiel cumprimento do objeto contratado sob sua supervisão e, sempre que requerido, submeter previamente à deliberação da Presidência pedido de alteração;<text:s/></text:p>
      <text:p text:style-name="P68">V. controlar o prazo de vigência do contrato para que a execução seja tempestiva;<text:s/></text:p>
      <text:p text:style-name="P69">VI. informar à Autoridade Competente, tempestivamente, o descumprimento contratual por parte da contratada e sugerir a aplicação das sanções previstas no instrumento convocatório e/ou no contrato, após o devido processo administrativo;<text:s/></text:p>
      <text:p text:style-name="P70">VII. encaminhar à Autoridade Competente, no prazo de 90 (noventa) dias do vencimento do contrato, o pedido devidamente justificado de prorrogação de vigência, quando for o<text:s/><text:soft-page-break/>caso, acompanhado da anuência da contratada, pesquisa de mercado e avaliação dos resultados obtidos que comprovem a necessidade e a vantagem econômica da contratação, ou nova requisição de compras/serviços para abertura de procedimento licitatório;<text:s/></text:p>
      <text:p text:style-name="P71">VIII. informar ao Departamento Financeiro, até 10 de dezembro de cada exercício, as obrigações não liquidadas no exercício, visando à obtenção de reforço, cancelamento e/ou inscrição de saldos de empenho a conta de restos a pagar;<text:s/></text:p>
      <text:p text:style-name="P72">IX. assinar, juntamente com o Fiscal do contrato, notas fiscais e atestado de capacidade técnica referente à execução e desempenho da contratada, que deverá ser elaborado quando solicitado, através de processo administrativo próprio para este fim; e<text:s/></text:p>
      <text:p text:style-name="P73">X. encaminhar à Autoridade Competente a decisão de providências relativas ao contrato que ultrapassarem a sua competência/atribuição, para a adoção tempestiva das medidas cabíveis.<text:s/></text:p>
      <text:p text:style-name="P74"><text:span text:style-name="T75">Art. 3º</text:span><text:span text:style-name="T76"><text:s/>Ao Fiscal do contrato caberá as seguintes atribuições:</text:span></text:p>
      <text:p text:style-name="P77">I. analisar os documentos apresentados para pagamento, conferi-los com as condições estabelecidas no contrato e atestar a Nota Fiscal ou enviar Notificação para contratada para regularização de impropriedade constatada;<text:s/></text:p>
      <text:p text:style-name="P78">II. acompanhar o saldo das notas de empenho e, quando necessário, requerer os respectivos reforços, mantendo o Departamento Financeiro informado acerca dos pagamentos eventualmente pendentes;<text:s/></text:p>
      <text:p text:style-name="P79">III. emitir ordens de serviço/fornecimento e solicitar à contratada a correção de pendências constatadas na execução do contrato;<text:s/></text:p>
      <text:p text:style-name="P80">IV. avaliar eventuais atrasos nos prazos de entrega ou ocorrências que possam gerar dificuldades à conclusão do objeto contratado e submetê-las ao Gestor do contrato para envio à autoridade superior para deliberação;<text:s/></text:p>
      <text:p text:style-name="P81">V. verificar se, na entrega de material ou na prestação de serviço, a especificação, valor unitário ou total, a quantidade e prazos de entrega estão de acordo com o estabelecido no instrumento contratual e edital de licitação;<text:s/></text:p>
      <text:p text:style-name="P82">VI. anotar, em processo específico, quando autuado para esse fim, todas as ocorrências relativas à execução do contrato;<text:s/></text:p>
      <text:p text:style-name="P83">VII registrar e informar ao gestor as atividades desempenhadas e todas as pendências constatadas na execução do contrato;<text:s/></text:p>
      <text:p text:style-name="P84">VIII. manifestar-se acerca de solicitação da contratada para prorrogação da execução/entrega do objeto contratual, submetendo ao gestor com vistas à deliberação da Presidência;<text:s/></text:p>
      <text:p text:style-name="P85">IX. receber provisoriamente e definitivamente, as aquisições ou serviços de acordo com as regras contratuais;<text:s/></text:p>
      <text:p text:style-name="P86">X. apresentar relatórios que subsidiem o ateste da nota fiscal pelo Fiscal do contrato;<text:s/></text:p>
      <text:p text:style-name="P87">XI. informar ao Gestor eventual incapacidade técnica da empresa na execução contratual;<text:s/></text:p>
      <text:soft-page-break/>
      <text:p text:style-name="P88">XII. propor ao Gestor, na hipótese de descumprimento contratual, a aplicação de sanções à contratada de acordo com as regras estabelecidas no ato convocatório e/ou contrato;<text:s/></text:p>
      <text:p text:style-name="P89">XIII. elaborar, quando exigido, relatórios, laudos e pareceres das atividades de fiscalização técnica da execução do contrato;<text:s/></text:p>
      <text:p text:style-name="P90">XIV. devolver, mediante justificativa e notificação formal, nota fiscal apresentada pela contratada quando for observada irregularidade que inviabilize o ateste e pagamento do serviço/fornecimento prestado;<text:s/></text:p>
      <text:p text:style-name="P91">XV. acompanhar os resultados alcançados quanto à execução da obrigação do contrato para receber e atestar as notas fiscais, submetendo-as ao Gestor, e encaminhá-las à unidade competente para pagamento, após conferência completa da documentação exigida no contrato;<text:s/></text:p>
      <text:p text:style-name="P92">XVI. controlar os pagamentos efetuados em ordem cronológica, anexando aos autos do processo as notas fiscais e documentos exigidos em contrato, e observar o saldo contratual com auxílio da unidade de orçamento;<text:s/></text:p>
      <text:p text:style-name="P93">XVII. encaminhar o processo de contratação ao Gestor do Contrato, quando houver solicitação de repactuação, reajuste, reequilíbrio, acréscimos/supressões e prorrogação, observado o prazo de vigência contratual;<text:s/></text:p>
      <text:p text:style-name="P94">XVIII. acompanhar a garantia contratual e propor ao Gestor do Contrato, quando terminar a vigência do contrato e desde que não haja pendência, a liberação da garantia contratual em favor da contratada, se for o caso;<text:s/></text:p>
      <text:p text:style-name="P95">XIX. instruir e submeter ao Gestor do contrato o pedido de prorrogação contratual, mediante a juntada da documentação que habilitou a contratada devidamente atualizada, bem como da pesquisa de mercado e avaliação dos resultados obtidos que comprovem a necessidade e a vantagem econômica da contratação;<text:s/></text:p>
      <text:p text:style-name="P96">XX. informar ao gestor do contrato a execução dos saldos empenhados e as questões previdenciárias, trabalhistas e fiscais; e</text:p>
      <text:p text:style-name="P97">XXI. desenvolver outras atribuições oriundas das cláusulas e especificidades contratuais.<text:s/></text:p>
      <text:p text:style-name="P98"><text:span text:style-name="T99">Art. 4º</text:span><text:span text:style-name="T100"><text:s/>Esta Portaria entra em vigor na data de sua publicação, retroagindo seus efeitos a<text:s/></text:span><text:span text:style-name="T101">2</text:span><text:span text:style-name="T102">7</text:span><text:span text:style-name="T103"><text:s/>de jul</text:span><text:span text:style-name="T104">h</text:span><text:span text:style-name="T105">o</text:span><text:span text:style-name="T106"><text:s/>de 2021</text:span><text:span text:style-name="T107">,<text:s/></text:span><text:span text:style-name="T108">data de assinatura do</text:span><text:span text:style-name="T109">s</text:span><text:span text:style-name="T110"><text:s/>termo</text:span><text:span text:style-name="T111">s</text:span><text:span text:style-name="T112"><text:s/>contratua</text:span><text:span text:style-name="T113">is</text:span><text:span text:style-name="T114">, respectivamente a</text:span><text:span text:style-name="T115">os termos de contratos</text:span><text:span text:style-name="T116"><text:s/>nº</text:span><text:span text:style-name="T117"><text:s/></text:span><text:span text:style-name="T118">034 e<text:s/></text:span><text:span text:style-name="T119">035</text:span><text:span text:style-name="T120">/2021.</text:span></text:p>
      <text:p text:style-name="P121"><text:span text:style-name="T122">Art. 5º</text:span><text:span text:style-name="T123"><text:s/>Esta Portaria integra o Processo de Compras nº<text:s/></text:span><text:span text:style-name="T124">640</text:span><text:span text:style-name="T125">/2021</text:span><text:span text:style-name="T126"><text:s/>e Termo</text:span><text:span text:style-name="T127">s</text:span><text:span text:style-name="T128"><text:s/>de Contrato</text:span><text:span text:style-name="T129">s</text:span><text:span text:style-name="T130"><text:s/>nº<text:s/></text:span><text:span text:style-name="T131">034 e<text:s/></text:span><text:span text:style-name="T132">035</text:span><text:span text:style-name="T133">/</text:span><text:span text:style-name="T134">2021.</text:span></text:p>
      <text:p text:style-name="P135">Valinhos,<text:s/>10<text:s/>de agosto<text:s/>de 2021.</text:p>
      <text:p text:style-name="P136"/>
      <text:p text:style-name="P137"/>
      <text:p text:style-name="P138"/>
      <text:p text:style-name="P139">IVAIR NUNES PEREIRA</text:p>
      <text:p text:style-name="P140">Presidente</text:p>
      <text:p text:style-name="P141"/>
      <text:p text:style-name="P142"/>
      <text:p text:style-name="P143">ALUÍSIO JOSÉ MAMPRIN BRUNELLO</text:p>
      <text:p text:style-name="P144">Diretor do Departamento Administrativo</text:p>
      <text:p text:style-name="P145"/>
      <text:p text:style-name="P146"/>
      <text:p text:style-name="P147">Redigida e lavrada consoante os elementos constantes do Processo de Compras nº<text:s/>640/2021</text:p>
      <text:p text:style-name="P148"/>
      <text:p text:style-name="P149"/>
      <text:p text:style-name="P150"/>
      <text:p text:style-name="P151"><text:span text:style-name="T152">.</text:span></text:p>
      <text:p text:style-name="P153"/>
      <text:p text:style-name="P154">Marcelo Tadashi Nisihara<text:s/></text:p>
      <text:p text:style-name="P155">Diretor da Divisão de Pessoal</text:p>
      <text:p text:style-name="P156"><text:span text:style-name="T157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Roman" fo:font-weight="bold" style:font-weight-asian="bold" fo:font-size="12pt" style:font-size-asian="12pt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Roman" style:font-name-asian="Times New Roman" style:font-name-complex="Times New Roman" fo:font-weight="bold" style:font-weight-asian="bold" fo:font-size="12pt" style:font-size-asian="12pt" style:font-size-complex="10pt"/>
    </style:style>
    <style:style style:name="Númerodepágina" style:display-name="Número de página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Roman" fo:hyphenate="false"/>
    </style:style>
    <style:style style:name="CabeçalhoChar" style:display-name="Cabeçalho Char" style:family="text">
      <style:text-properties style:font-name="Roman" style:font-name-asian="Times New Roman" style:font-name-complex="Times New Roman"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ize="18pt" style:font-size-asian="18pt" fo:hyphenate="false"/>
    </style:style>
    <style:style style:name="TítuloChar" style:display-name="Título Char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fo:font-size="10.5pt" style:font-size-asian="10.5pt" style:font-size-complex="10.5pt" fo:hyphenate="false"/>
    </style:style>
    <style:style style:name="RodapéChar" style:display-name="Rodapé Char" style:family="text">
      <style:text-properties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1.4173in" fo:margin-bottom="0.1368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784in"/>
      </style:header-style>
      <style:footer-style>
        <style:header-footer-properties style:dynamic-spacing="true" fo:min-height="0.5527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3" style:parent-style-name="Título" style:family="paragraph">
      <style:paragraph-properties fo:margin-left="0.4923in">
        <style:tab-stops/>
      </style:paragraph-properties>
    </style:style>
    <style:style style:name="P4" style:parent-style-name="Título" style:family="paragraph">
      <style:paragraph-properties fo:margin-left="0.4923in">
        <style:tab-stops/>
      </style:paragraph-properties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6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7" style:parent-style-name="Cabeçalho" style:family="paragraph">
      <style:paragraph-properties fo:text-align="end" fo:margin-right="0.25in"/>
      <style:text-properties style:font-name="Courier New" style:font-name-complex="Courier New" fo:font-size="8pt" style:font-size-asian="8pt" style:font-size-complex="8pt"/>
    </style:style>
    <style:style style:name="P8" style:parent-style-name="Rodapé" style:family="paragraph">
      <style:paragraph-properties>
        <style:tab-stops>
          <style:tab-stop style:type="center" style:position="3.1104in"/>
          <style:tab-stop style:type="center" style:position="3.25in"/>
          <style:tab-stop style:type="right" style:position="6.5in"/>
        </style:tab-stops>
      </style:paragraph-properties>
    </style:style>
    <style:style style:name="P9" style:parent-style-name="Rodapé" style:family="paragraph">
      <style:paragraph-properties>
        <style:tab-stops>
          <style:tab-stop style:type="center" style:position="3.25in"/>
          <style:tab-stop style:type="left" style:position="5.3159in"/>
          <style:tab-stop style:type="right" style:position="6.5in"/>
        </style:tab-stops>
      </style:paragraph-properties>
      <style:text-properties style:font-name="Arial" style:font-name-complex="Arial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/>
        <text:p text:style-name="Cabeçalho"/>
        <text:p text:style-name="P2"/>
        <text:p text:style-name="P3"><draw:frame draw:z-index="251658752" draw:style-name="a0" draw:name="Imagem 3" text:anchor-type="paragraph" svg:x="-0.45278in" svg:y="0.01806in" svg:width="1.39583in" svg:height="0.53611in" style:rel-width="scale" style:rel-height="scale"><draw:image xlink:href="media/image1.jpeg" xlink:type="simple" xlink:show="embed" xlink:actuate="onLoad"/><svg:title/><svg:desc/></draw:frame></text:p>
        <text:p text:style-name="P4">DEPARTAMENTO DE ÁGUAS E ESGOTOS DE VALINHOS</text:p>
        <text:p text:style-name="P5">Autarquia Municipal</text:p>
        <text:p text:style-name="P6"/>
        <text:p text:style-name="P7"/>
      </style:header>
      <style:footer>
        <text:p text:style-name="P8">Portaria nº 3.200/21<text:tab/><text:s text:c="100"/><text:s text:c="22"/><text:s/>Fls.<text:s/><text:page-number text:fixed="false">1</text:page-number><text:s/>de 4</text:p>
        <text:p text:style-name="P9"/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isele Baiochi</meta:initial-creator>
    <dc:creator>Maria Gabriela Gadiolle Angeli</dc:creator>
    <meta:creation-date>2021-08-16T11:44:00Z</meta:creation-date>
    <dc:date>2021-08-16T11:44:00Z</dc:date>
    <meta:print-date>2021-08-11T12:07:00Z</meta:print-date>
    <meta:template xlink:href="Normal.dotm" xlink:type="simple"/>
    <meta:editing-cycles>2</meta:editing-cycles>
    <meta:editing-duration>PT0S</meta:editing-duration>
    <meta:document-statistic meta:page-count="4" meta:paragraph-count="15" meta:word-count="1211" meta:character-count="7738" meta:row-count="54" meta:non-whitespace-character-count="6542"/>
  </office:meta>
</office:document-meta>
</file>